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 style:list-style-name="L2">
      <style:graphic-properties draw:fill-color="#ffffff" fo:min-height="13.859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outline1">
      <style:graphic-properties fo:min-height="13.859cm"/>
    </style:style>
    <style:style style:name="pr5" style:family="presentation" style:parent-style-name="標準-notes">
      <style:graphic-properties draw:fill-color="#ffffff" fo:min-height="13.364cm"/>
    </style:style>
    <style:style style:name="pr6" style:family="presentation" style:parent-style-name="標準-outline1">
      <style:graphic-properties fo:min-height="15.086cm"/>
    </style:style>
    <style:style style:name="P1" style:family="paragraph">
      <style:paragraph-properties fo:text-align="start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ff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>
          <draw:text-box>
            <text:p>SRM571 div1 medium解説（自分用）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問題文</text:p>
                    <text:p text:style-name="P1">連結な無向グラフG=(V, E)がある</text:p>
                    <text:p text:style-name="P1">U <text:s/>in Vを選んでクリークを探す</text:p>
                    <text:p text:style-name="P1">頂点ごとに点数が設定されている</text:p>
                    <text:p text:style-name="P1">クリークの点数はその和</text:p>
                    <text:p text:style-name="P1">クリークの点数の最大値を返す</text:p>
                    <text:p text:style-name="P1">ただし</text:p>
                    <text:list>
                      <text:list-item>
                        <text:list>
                          <text:list-header>
                            <text:p text:style-name="P1">3*|U| &gt;= 2*|V|</text:p>
                          </text:list-header>
                        </text:list>
                      </text:list-item>
                    </text:list>
                    <text:p text:style-name="P1">でなければならない</text:p>
                    <text:p text:style-name="P1"/>
                    <text:p text:style-name="P1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考察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ある頂点とある頂点が繋がっていないとする</text:p>
                <text:list>
                  <text:list-header>
                    <text:p>クリークが存在するならどちらかの頂点は必ず消さなければならない</text:p>
                    <text:list>
                      <text:list-header>
                        <text:p>探索の深さが*2</text:p>
                        <text:p>1つの頂点を（貪欲？に）外せる</text:p>
                      </text:list-header>
                    </text:list>
                  </text:list-header>
                </text:list>
              </text:list-item>
              <text:list-item>
                <text:p>頂点数は最大50</text:p>
                <text:list>
                  <text:list-header>
                    <text:p>消す頂点数はせいぜい16</text:p>
                  </text:list-header>
                </text:list>
              </text:list-item>
              <text:list-item>
                <text:p>3*u &gt;= 2*vを満たすクリークH(U, F)が16個の頂点を消す課程で絶対見つかる</text:p>
                <text:list>
                  <text:list-header>
                    <text:p>探索数pow(2, 16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注意</text:p>
          </draw:text-box>
        </draw:frame>
        <draw:frame presentation:style-name="pr6" draw:text-style-name="P2" draw:layer="layout" svg:width="25.199cm" svg:height="15.086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繋がっていない頂点</text:span><text:span text:style-name="T1">i, j</text:span><text:span text:style-name="T1">を探すとき</text:span></text:p>
                <text:p text:style-name="P2"><text:span text:style-name="T1">for (i = 0; i &lt; sz; i++) {</text:span></text:p>
                <text:p text:style-name="P2"><text:span text:style-name="T1"><text:s/></text:span><text:span text:style-name="T1">for (j = 0; j &lt; sz; j++) {</text:span></text:p>
                <text:p text:style-name="P2"><text:span text:style-name="T1"><text:s text:c="2"/></text:span><text:span text:style-name="T2">if (i == j) continue;</text:span></text:p>
                <text:p text:style-name="P2"><text:span text:style-name="T1"><text:s text:c="3"/></text:span><text:span text:style-name="T1">if (!G[i][j]) {</text:span></text:p>
                <text:list>
                  <text:list-header>
                    <text:p><text:span text:style-name="T1">/* </text:span><text:span text:style-name="T1">頂点を消して</text:span><text:span text:style-name="T1">dfs</text:span><text:span text:style-name="T1">する処理 </text:span><text:span text:style-name="T1">*/</text:span></text:p>
                  </text:list-header>
                </text:list>
              </text:list-item>
              <text:list-item>
                <text:p text:style-name="P2"><text:span text:style-name="T1">G[i][i] = 0</text:span><text:span text:style-name="T1">なので同じ頂点のときは無視しないと、つながってるかどうかに関わらず、頂点を消してしまう。このやり方だと探索範囲にクリークが含まれる保証がなくなる</text:span></text:p>
              </text:list-item>
              <text:list-item>
                <text:p text:style-name="P2"><text:span text:style-name="T1">探索範囲にクリークを含ませるためには、</text:span><text:span text:style-name="T2">繋がっていない頂点のどちらかを消す</text:span><text:span text:style-name="T1">操作の繰り返しじゃなければいけない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2-28T08:07:00.41</meta:creation-date>
    <meta:editing-duration>PT5M6S</meta:editing-duration>
    <meta:editing-cycles>2</meta:editing-cycles>
    <dc:date>2013-02-28T08:44:27.22</dc:date>
    <meta:document-statistic meta:object-count="33"/>
    <meta:generator>OpenOffice.org/3.3$Win32 OpenOffice.org_project/330m20$Build-9567</meta:generator>
  </office:meta>
</office:document-meta>
</file>